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9.631cm" style:rel-column-width="5460*"/>
    </style:style>
    <style:style style:name="Table1.B" style:family="table-column">
      <style:table-column-properties style:column-width="1.429cm" style:rel-column-width="810*"/>
    </style:style>
    <style:style style:name="Table1.C" style:family="table-column">
      <style:table-column-properties style:column-width="5.953cm" style:rel-column-width="3375*"/>
    </style:style>
    <style:style style:name="P1" style:family="paragraph" style:parent-style-name="Standard" style:list-style-name="L1"/>
    <style:style style:name="P2" style:family="paragraph" style:parent-style-name="Standard" style:list-style-name="L6"/>
    <style:style style:name="P3" style:family="paragraph" style:parent-style-name="Table_20_Contents">
      <style:paragraph-properties fo:text-align="end" style:justify-single-word="false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Footnote_20_Symbol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107" number:language="fr" number:country="FR"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Table_20_Contents">OpenOffice.org</text:p>
            <text:p text:style-name="Table_20_Contents">Suite Bureautique Libre</text:p>
            <text:p text:style-name="Table_20_Contents">1 avenue de la GPL</text:p>
            <text:p text:style-name="Table_20_Contents">Free Software Foundation</text:p>
            <text:p text:style-name="Table_20_Contents">http://www.openoffice.org/</text:p>
            <text:p text:style-name="Table_20_Contents">http://lang.openoffice.org/fr/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FSF Europe, le <text:date style:data-style-name="N10107" text:date-value="2011-10-23T15:41:45" text:fixed="true">octobre 23, 2011</text:date></text:p>
          </table:table-cell>
        </table:table-row>
        <table:table-row>
          <table:table-cell office:value-type="string">
            <text:p text:style-name="P3">À <text:s text:c="2"/></text:p>
          </table:table-cell>
          <table:table-cell table:number-columns-spanned="2" office:value-type="string">
            <text:p text:style-name="Table_20_Contents">M. Richard M. Stallman</text:p>
            <text:p text:style-name="Table_20_Contents">Projet GNU</text:p>
            <text:p text:style-name="Table_20_Contents">Free Software Foundation</text:p>
            <text:p text:style-name="Table_20_Contents">http://www.gnu.org/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Jean <text:tab/><text:tab/>165 <text:tab/><text:tab/> <text:s text:c="3"/>165,8 <text:tab/><text:tab/>demain</text:p>
      <text:p text:style-name="Standard">Paul <text:tab/><text:tab/>134 <text:tab/><text:tab/> <text:s text:c="5"/>67,9 <text:tab/><text:tab/>demain</text:p>
      <text:p text:style-name="Standard">Pierre <text:tab/><text:tab/>34 <text:tab/><text:tab/>4567,86 <text:tab/><text:tab/> <text:s text:c="4"/>hier</text:p>
      <text:p text:style-name="Standard"/>
      <text:p text:style-name="Standard"/>
      <text:p text:style-name="Standard"/>
      <text:p text:style-name="Standard"/>
      <text:list xml:id="list352545643" text:style-name="L1">
        <text:list-item>
          <text:p text:style-name="P1">Premier élément</text:p>
        </text:list-item>
        <text:list-item>
          <text:p text:style-name="P1">Deuxième élément</text:p>
          <text:list>
            <text:list-item>
              <text:p text:style-name="P1">Premier sous-élément </text:p>
            </text:list-item>
            <text:list-item>
              <text:p text:style-name="P1">Deuxième sous-élément</text:p>
            </text:list-item>
          </text:list>
        </text:list-item>
        <text:list-item>
          <text:p text:style-name="P1">Troisième élément</text:p>
        </text:list-item>
      </text:list>
      <text:p text:style-name="Standard"/>
      <text:p text:style-name="Standard"/>
      <text:p text:style-name="Standard"/>
      <text:list xml:id="list1617511476" text:style-name="L6">
        <text:list-item>
          <text:p text:style-name="P2">Premier élément</text:p>
        </text:list-item>
        <text:list-item>
          <text:p text:style-name="P2">Deuxième élément</text:p>
          <text:list>
            <text:list-item>
              <text:p text:style-name="P2">Premier sous-élément</text:p>
            </text:list-item>
            <text:list-item>
              <text:p text:style-name="P2">Deuxième sous-élément</text:p>
            </text:list-item>
          </text:list>
        </text:list-item>
        <text:list-item>
          <text:p text:style-name="P2">Troisième élémen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1" text:anchor-type="as-char" svg:width="5.045cm" svg:height="1.7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er </meta:initial-creator>
    <meta:creation-date>2011-10-23T15:34:36</meta:creation-date>
    <meta:document-statistic meta:table-count="1" meta:image-count="0" meta:object-count="1" meta:page-count="1" meta:paragraph-count="26" meta:word-count="71" meta:character-count="541"/>
    <dc:date>2011-10-23T16:15:25</dc:date>
    <dc:creator>Silver </dc:creator>
    <meta:editing-duration>PT00H08M48S</meta:editing-duration>
    <meta:editing-cycles>1</meta:editing-cycles>
    <meta:generator>OpenOffice.org/3.2$Linux OpenOffice.org_project/320m12$Build-9483</meta:generator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i>a</mi>
          <mo stretchy="false">+</mo>
          <mfrac>
            <mrow>
              <mi>b</mi>
              <mi mathvariant="normal">∗</mi>
              <mn>5</mn>
            </mrow>
            <mrow>
              <mrow>
                <mfrac>
                  <mi>b</mi>
                  <mi>c</mi>
                </mfrac>
                <mo stretchy="false">+</mo>
                <mrow>
                  <mn>3</mn>
                  <mi mathvariant="normal">⋅</mi>
                  <mrow>
                    <munderover>
                      <mi mathvariant="normal">∫</mi>
                      <mn>0</mn>
                      <mi>x</mi>
                    </munderover>
                    <mi>g</mi>
                  </mrow>
                </mrow>
              </mrow>
              <mrow>
                <mrow>
                  <mo stretchy="false">(</mo>
                  <mo stretchy="false">τ</mo>
                  <mo stretchy="false">)</mo>
                </mrow>
                <mi mathvariant="normal">⋅</mi>
                <mi>d</mi>
              </mrow>
              <mo stretchy="false">τ</mo>
            </mrow>
          </mfrac>
        </mrow>
      </mrow>
    </mrow>
    <annotation encoding="StarMath 5.0">f(x)=a+{b*5} over {{b} over {c}+3 cdot int from{0}to{x} g(%tau) cdot d%tau} </annotation>
  </semantics>
</math>
</file>